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P4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P11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P15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Emphasis" style:family="text">
      <style:text-properties fo:font-style="normal" style:font-style-asian="normal" style:font-style-complex="normal"/>
    </style:style>
    <style:style style:name="T30" style:parent-style-name="Emphasis" style:family="text">
      <style:text-properties fo:font-style="normal" style:font-style-asian="normal" style:font-style-complex="normal"/>
    </style:style>
    <style:style style:name="T31" style:parent-style-name="Emphasis" style:family="text">
      <style:text-properties fo:font-style="normal" style:font-style-asian="normal" style:font-style-complex="normal"/>
    </style:style>
    <style:style style:name="T32" style:parent-style-name="Emphasis" style:family="text">
      <style:text-properties fo:font-weight="bold" style:font-weight-asian="bold" style:font-weight-complex="bold" fo:font-style="normal" style:font-style-asian="normal" style:font-style-complex="normal"/>
    </style:style>
    <style:style style:name="T33" style:parent-style-name="Emphasis" style:family="text">
      <style:text-properties fo:font-style="normal" style:font-style-asian="normal" style:font-style-complex="normal"/>
    </style:style>
    <style:style style:name="T34" style:parent-style-name="Emphasis" style:family="text">
      <style:text-properties fo:font-weight="bold" style:font-weight-asian="bold" style:font-weight-complex="bold" fo:font-style="normal" style:font-style-asian="normal" style:font-style-complex="normal"/>
    </style:style>
    <style:style style:name="T35" style:parent-style-name="Emphasis" style:family="text">
      <style:text-properties fo:font-style="normal" style:font-style-asian="normal" style:font-style-complex="normal"/>
    </style:style>
    <style:style style:name="T36" style:parent-style-name="Emphasis" style:family="text">
      <style:text-properties fo:font-style="normal" style:font-style-asian="normal" style:font-style-complex="normal"/>
    </style:style>
    <style:style style:name="T37" style:parent-style-name="Emphasis" style:family="text">
      <style:text-properties fo:font-weight="bold" style:font-weight-asian="bold" style:font-weight-complex="bold" fo:font-style="normal" style:font-style-asian="normal" style:font-style-complex="normal"/>
    </style:style>
    <style:style style:name="T38" style:parent-style-name="Emphasis" style:family="text">
      <style:text-properties fo:font-style="normal" style:font-style-asian="normal" style:font-style-complex="normal"/>
    </style:style>
    <style:style style:name="T39" style:parent-style-name="Emphasis" style:family="text">
      <style:text-properties fo:font-weight="bold" style:font-weight-asian="bold" style:font-weight-complex="bold" fo:font-style="normal" style:font-style-asian="normal" style:font-style-complex="normal"/>
    </style:style>
    <style:style style:name="T40" style:parent-style-name="Emphasis" style:family="text">
      <style:text-properties fo:font-style="normal" style:font-style-asian="normal" style:font-style-complex="normal"/>
    </style:style>
    <style:style style:name="T41" style:parent-style-name="Emphasis" style:family="text">
      <style:text-properties fo:font-style="normal" style:font-style-asian="normal" style:font-style-complex="normal"/>
    </style:style>
    <style:style style:name="T42" style:parent-style-name="Emphasis" style:family="text">
      <style:text-properties fo:font-weight="bold" style:font-weight-asian="bold" style:font-weight-complex="bold" fo:font-style="normal" style:font-style-asian="normal" style:font-style-complex="normal"/>
    </style:style>
    <style:style style:name="T43" style:parent-style-name="Emphasis" style:family="text">
      <style:text-properties fo:font-style="normal" style:font-style-asian="normal" style:font-style-complex="normal"/>
    </style:style>
    <style:style style:name="T44" style:parent-style-name="Emphasis" style:family="text">
      <style:text-properties fo:font-weight="bold" style:font-weight-asian="bold" style:font-weight-complex="bold" fo:font-style="normal" style:font-style-asian="normal" style:font-style-complex="normal"/>
    </style:style>
    <style:style style:name="T45" style:parent-style-name="Emphasis" style:family="text">
      <style:text-properties fo:font-style="normal" style:font-style-asian="normal" style:font-style-complex="normal"/>
    </style:style>
    <style:style style:name="T46" style:parent-style-name="Emphasis" style:family="text">
      <style:text-properties fo:font-weight="bold" style:font-weight-asian="bold" style:font-weight-complex="bold" fo:font-style="normal" style:font-style-asian="normal" style:font-style-complex="normal"/>
    </style:style>
    <style:style style:name="T47" style:parent-style-name="Emphasis" style:family="text">
      <style:text-properties fo:font-style="normal" style:font-style-asian="normal" style:font-style-complex="normal"/>
    </style:style>
    <style:style style:name="T48" style:parent-style-name="Emphasis" style:family="text">
      <style:text-properties fo:font-weight="bold" style:font-weight-asian="bold" style:font-weight-complex="bold" fo:font-style="normal" style:font-style-asian="normal" style:font-style-complex="normal"/>
    </style:style>
    <style:style style:name="T49" style:parent-style-name="Emphasis" style:family="text">
      <style:text-properties fo:font-style="normal" style:font-style-asian="normal" style:font-style-complex="normal"/>
    </style:style>
    <style:style style:name="T50" style:parent-style-name="Emphasis" style:family="text">
      <style:text-properties fo:font-style="normal" style:font-style-asian="normal" style:font-style-complex="normal" fo:font-size="11pt" style:font-size-asian="11pt" style:font-size-complex="11pt"/>
    </style:style>
    <style:style style:name="T51" style:parent-style-name="Emphasis" style:family="text">
      <style:text-properties fo:font-style="normal" style:font-style-asian="normal" style:font-style-complex="normal"/>
    </style:style>
    <style:style style:name="T52" style:parent-style-name="Emphasis" style:family="text">
      <style:text-properties fo:font-style="normal" style:font-style-asian="normal" style:font-style-complex="normal"/>
    </style:style>
    <style:style style:name="T53" style:parent-style-name="Emphasis" style:family="text">
      <style:text-properties fo:font-style="normal" style:font-style-asian="normal" style:font-style-complex="normal"/>
    </style:style>
    <style:style style:name="T54" style:parent-style-name="Emphasis" style:family="text">
      <style:text-properties fo:font-style="normal" style:font-style-asian="normal" style:font-style-complex="normal"/>
    </style:style>
    <style:style style:name="T55" style:parent-style-name="Emphasis" style:family="text">
      <style:text-properties fo:font-style="normal" style:font-style-asian="normal" style:font-style-complex="normal"/>
    </style:style>
    <style:style style:name="T56" style:parent-style-name="Emphasis" style:family="text">
      <style:text-properties fo:font-weight="bold" style:font-weight-asian="bold" style:font-weight-complex="bold" fo:font-style="normal" style:font-style-asian="normal" style:font-style-complex="normal"/>
    </style:style>
    <style:style style:name="T57" style:parent-style-name="Emphasis" style:family="text">
      <style:text-properties fo:font-style="normal" style:font-style-asian="normal" style:font-style-complex="normal"/>
    </style:style>
    <style:style style:name="T58" style:parent-style-name="Emphasis" style:family="text">
      <style:text-properties fo:font-style="normal" style:font-style-asian="normal" style:font-style-complex="normal"/>
    </style:style>
    <style:style style:name="T59" style:parent-style-name="Emphasis" style:family="text">
      <style:text-properties fo:font-style="normal" style:font-style-asian="normal" style:font-style-complex="normal"/>
    </style:style>
    <style:style style:name="T60" style:parent-style-name="Emphasis" style:family="text">
      <style:text-properties fo:font-style="normal" style:font-style-asian="normal" style:font-style-complex="normal"/>
    </style:style>
    <style:style style:name="T61" style:parent-style-name="Emphasis" style:family="text">
      <style:text-properties fo:font-style="normal" style:font-style-asian="normal" style:font-style-complex="normal"/>
    </style:style>
    <style:style style:name="T62" style:parent-style-name="Emphasis" style:family="text">
      <style:text-properties fo:font-style="normal" style:font-style-asian="normal" style:font-style-complex="normal"/>
    </style:style>
    <style:style style:name="T63" style:parent-style-name="Emphasis" style:family="text">
      <style:text-properties fo:font-weight="bold" style:font-weight-asian="bold" style:font-weight-complex="bold" fo:font-style="normal" style:font-style-asian="normal" style:font-style-complex="normal"/>
    </style:style>
    <style:style style:name="T64" style:parent-style-name="Emphasis" style:family="text">
      <style:text-properties fo:font-style="normal" style:font-style-asian="normal" style:font-style-complex="normal"/>
    </style:style>
    <style:style style:name="T65" style:parent-style-name="Emphasis" style:family="text">
      <style:text-properties fo:font-weight="bold" style:font-weight-asian="bold" style:font-weight-complex="bold" fo:font-style="normal" style:font-style-asian="normal" style:font-style-complex="normal"/>
    </style:style>
    <style:style style:name="T66" style:parent-style-name="Emphasis" style:family="text">
      <style:text-properties fo:font-style="normal" style:font-style-asian="normal" style:font-style-complex="normal"/>
    </style:style>
    <style:style style:name="T67" style:parent-style-name="Emphasis" style:family="text">
      <style:text-properties fo:font-style="normal" style:font-style-asian="normal" style:font-style-complex="normal"/>
    </style:style>
    <style:style style:name="T68" style:parent-style-name="Emphasis" style:family="text">
      <style:text-properties fo:font-weight="bold" style:font-weight-asian="bold" style:font-weight-complex="bold" fo:font-style="normal" style:font-style-asian="normal" style:font-style-complex="normal"/>
    </style:style>
    <style:style style:name="T69" style:parent-style-name="Emphasis" style:family="text">
      <style:text-properties fo:font-style="normal" style:font-style-asian="normal" style:font-style-complex="normal"/>
    </style:style>
    <style:style style:name="T70" style:parent-style-name="Emphasis" style:family="text">
      <style:text-properties fo:font-style="normal" style:font-style-asian="normal" style:font-style-complex="normal"/>
    </style:style>
    <style:style style:name="T71" style:parent-style-name="Emphasis" style:family="text">
      <style:text-properties fo:font-weight="bold" style:font-weight-asian="bold" style:font-weight-complex="bold" fo:font-style="normal" style:font-style-asian="normal" style:font-style-complex="normal"/>
    </style:style>
    <style:style style:name="T72" style:parent-style-name="Emphasis" style:family="text">
      <style:text-properties fo:font-style="normal" style:font-style-asian="normal" style:font-style-complex="normal"/>
    </style:style>
    <style:style style:name="T73" style:parent-style-name="Emphasis" style:family="text">
      <style:text-properties fo:font-weight="bold" style:font-weight-asian="bold" style:font-weight-complex="bold" fo:font-style="normal" style:font-style-asian="normal" style:font-style-complex="normal"/>
    </style:style>
    <style:style style:name="T74" style:parent-style-name="Emphasis" style:family="text">
      <style:text-properties fo:font-style="normal" style:font-style-asian="normal" style:font-style-complex="normal"/>
    </style:style>
    <style:style style:name="T75" style:parent-style-name="Emphasis" style:family="text">
      <style:text-properties fo:font-weight="bold" style:font-weight-asian="bold" style:font-weight-complex="bold" fo:font-style="normal" style:font-style-asian="normal" style:font-style-complex="normal"/>
    </style:style>
    <style:style style:name="T76" style:parent-style-name="Emphasis" style:family="text">
      <style:text-properties fo:font-style="normal" style:font-style-asian="normal" style:font-style-complex="normal"/>
    </style:style>
    <style:style style:name="T77" style:parent-style-name="Emphasis" style:family="text">
      <style:text-properties fo:font-style="normal" style:font-style-asian="normal" style:font-style-complex="normal"/>
    </style:style>
    <style:style style:name="T78" style:parent-style-name="Emphasis" style:family="text">
      <style:text-properties fo:font-weight="bold" style:font-weight-asian="bold" style:font-weight-complex="bold" fo:font-style="normal" style:font-style-asian="normal" style:font-style-complex="normal"/>
    </style:style>
    <style:style style:name="T79" style:parent-style-name="Emphasis" style:family="text">
      <style:text-properties fo:font-style="normal" style:font-style-asian="normal" style:font-style-complex="normal"/>
    </style:style>
    <style:style style:name="T80" style:parent-style-name="Emphasis" style:family="text">
      <style:text-properties fo:font-weight="bold" style:font-weight-asian="bold" style:font-weight-complex="bold" fo:font-style="normal" style:font-style-asian="normal" style:font-style-complex="normal"/>
    </style:style>
    <style:style style:name="T81" style:parent-style-name="Emphasis" style:family="text">
      <style:text-properties fo:font-style="normal" style:font-style-asian="normal" style:font-style-complex="normal"/>
    </style:style>
    <style:style style:name="T82" style:parent-style-name="Emphasis" style:family="text">
      <style:text-properties fo:font-weight="bold" style:font-weight-asian="bold" style:font-weight-complex="bold" fo:font-style="normal" style:font-style-asian="normal" style:font-style-complex="normal"/>
    </style:style>
    <style:style style:name="T83" style:parent-style-name="Emphasis" style:family="text">
      <style:text-properties fo:font-style="normal" style:font-style-asian="normal" style:font-style-complex="normal"/>
    </style:style>
    <style:style style:name="T84" style:parent-style-name="Emphasis" style:family="text">
      <style:text-properties fo:font-weight="bold" style:font-weight-asian="bold" style:font-weight-complex="bold" fo:font-style="normal" style:font-style-asian="normal" style:font-style-complex="normal"/>
    </style:style>
    <style:style style:name="T85" style:parent-style-name="Emphasis" style:family="text">
      <style:text-properties fo:font-style="normal" style:font-style-asian="normal" style:font-style-complex="normal"/>
    </style:style>
    <style:style style:name="T86" style:parent-style-name="Emphasis" style:family="text">
      <style:text-properties fo:font-style="normal" style:font-style-asian="normal" style:font-style-complex="normal"/>
    </style:style>
    <style:style style:name="T87" style:parent-style-name="Emphasis" style:family="text">
      <style:text-properties fo:font-style="normal" style:font-style-asian="normal" style:font-style-complex="normal"/>
    </style:style>
    <style:style style:name="T88" style:parent-style-name="Emphasis" style:family="text">
      <style:text-properties fo:font-weight="bold" style:font-weight-asian="bold" style:font-weight-complex="bold" fo:font-style="normal" style:font-style-asian="normal" style:font-style-complex="normal"/>
    </style:style>
    <style:style style:name="T89" style:parent-style-name="Emphasis" style:family="text">
      <style:text-properties fo:font-style="normal" style:font-style-asian="normal" style:font-style-complex="normal"/>
    </style:style>
    <style:style style:name="T90" style:parent-style-name="Emphasis" style:family="text">
      <style:text-properties fo:font-style="normal" style:font-style-asian="normal" style:font-style-complex="normal"/>
    </style:style>
    <style:style style:name="T91" style:parent-style-name="Emphasis" style:family="text">
      <style:text-properties fo:font-style="normal" style:font-style-asian="normal" style:font-style-complex="normal"/>
    </style:style>
    <style:style style:name="T92" style:parent-style-name="Emphasis" style:family="text">
      <style:text-properties fo:font-weight="bold" style:font-weight-asian="bold" style:font-weight-complex="bold" fo:font-style="normal" style:font-style-asian="normal" style:font-style-complex="normal"/>
    </style:style>
    <style:style style:name="T93" style:parent-style-name="Emphasis" style:family="text">
      <style:text-properties fo:font-style="normal" style:font-style-asian="normal" style:font-style-complex="normal"/>
    </style:style>
    <style:style style:name="T94" style:parent-style-name="Emphasis" style:family="text">
      <style:text-properties fo:font-weight="bold" style:font-weight-asian="bold" style:font-weight-complex="bold" fo:font-style="normal" style:font-style-asian="normal" style:font-style-complex="normal"/>
    </style:style>
    <style:style style:name="T95" style:parent-style-name="Emphasis" style:family="text">
      <style:text-properties fo:font-style="normal" style:font-style-asian="normal" style:font-style-complex="normal"/>
    </style:style>
    <style:style style:name="T96" style:parent-style-name="Emphasis" style:family="text">
      <style:text-properties fo:font-style="normal" style:font-style-asian="normal" style:font-style-complex="normal"/>
    </style:style>
    <style:style style:name="T97" style:parent-style-name="Emphasis" style:family="text">
      <style:text-properties fo:font-style="normal" style:font-style-asian="normal" style:font-style-complex="normal"/>
    </style:style>
    <style:style style:name="T98" style:parent-style-name="Emphasis" style:family="text">
      <style:text-properties fo:font-style="normal" style:font-style-asian="normal" style:font-style-complex="normal"/>
    </style:style>
    <style:style style:name="T99" style:parent-style-name="Emphasis" style:family="text">
      <style:text-properties fo:font-style="normal" style:font-style-asian="normal" style:font-style-complex="normal"/>
    </style:style>
    <style:style style:name="T100" style:parent-style-name="Emphasis" style:family="text">
      <style:text-properties fo:font-style="normal" style:font-style-asian="normal" style:font-style-complex="normal"/>
    </style:style>
    <style:style style:name="T101" style:parent-style-name="Emphasis" style:family="text">
      <style:text-properties fo:font-weight="bold" style:font-weight-asian="bold" style:font-weight-complex="bold" fo:font-style="normal" style:font-style-asian="normal" style:font-style-complex="normal"/>
    </style:style>
    <style:style style:name="T102" style:parent-style-name="Emphasis" style:family="text">
      <style:text-properties fo:font-style="normal" style:font-style-asian="normal" style:font-style-complex="normal"/>
    </style:style>
    <style:style style:name="T103" style:parent-style-name="Emphasis" style:family="text">
      <style:text-properties fo:font-style="normal" style:font-style-asian="normal" style:font-style-complex="normal"/>
    </style:style>
    <style:style style:name="T104" style:parent-style-name="Emphasis" style:family="text">
      <style:text-properties fo:font-style="normal" style:font-style-asian="normal" style:font-style-complex="normal"/>
    </style:style>
    <style:style style:name="T105" style:parent-style-name="Emphasis" style:family="text">
      <style:text-properties fo:font-style="normal" style:font-style-asian="normal" style:font-style-complex="normal"/>
    </style:style>
    <style:style style:name="T106" style:parent-style-name="Emphasis" style:family="text">
      <style:text-properties fo:font-weight="bold" style:font-weight-asian="bold" style:font-weight-complex="bold" fo:font-style="normal" style:font-style-asian="normal" style:font-style-complex="normal"/>
    </style:style>
    <style:style style:name="T107" style:parent-style-name="Emphasis" style:family="text">
      <style:text-properties fo:font-style="normal" style:font-style-asian="normal" style:font-style-complex="normal"/>
    </style:style>
    <style:style style:name="T108" style:parent-style-name="Emphasis" style:family="text">
      <style:text-properties fo:font-weight="bold" style:font-weight-asian="bold" fo:font-style="normal" style:font-style-asian="normal" style:font-style-complex="normal"/>
    </style:style>
    <style:style style:name="T109" style:parent-style-name="Emphasis" style:family="text">
      <style:text-properties fo:font-style="normal" style:font-style-asian="normal" style:font-style-complex="normal"/>
    </style:style>
    <style:style style:name="T110" style:parent-style-name="Emphasis" style:family="text">
      <style:text-properties fo:font-weight="bold" style:font-weight-asian="bold" fo:font-style="normal" style:font-style-asian="normal" style:font-style-complex="normal"/>
    </style:style>
    <style:style style:name="T111" style:parent-style-name="Emphasis" style:family="text">
      <style:text-properties fo:font-style="normal" style:font-style-asian="normal" style:font-style-complex="normal"/>
    </style:style>
    <style:style style:name="T112" style:parent-style-name="Emphasis" style:family="text">
      <style:text-properties fo:font-weight="bold" style:font-weight-asian="bold" fo:font-style="normal" style:font-style-asian="normal" style:font-style-complex="normal"/>
    </style:style>
    <style:style style:name="T113" style:parent-style-name="Emphasis" style:family="text">
      <style:text-properties fo:font-style="normal" style:font-style-asian="normal" style:font-style-complex="normal"/>
    </style:style>
    <style:style style:name="T114" style:parent-style-name="Emphasis" style:family="text">
      <style:text-properties fo:font-weight="bold" style:font-weight-asian="bold" fo:font-style="normal" style:font-style-asian="normal" style:font-style-complex="normal"/>
    </style:style>
    <style:style style:name="T115" style:parent-style-name="Emphasis" style:family="text">
      <style:text-properties fo:font-style="normal" style:font-style-asian="normal" style:font-style-complex="normal"/>
    </style:style>
    <style:style style:name="T116" style:parent-style-name="Emphasis" style:family="text">
      <style:text-properties fo:font-style="normal" style:font-style-asian="normal" style:font-style-complex="normal"/>
    </style:style>
    <style:style style:name="T117" style:parent-style-name="Emphasis" style:family="text">
      <style:text-properties fo:font-style="normal" style:font-style-asian="normal" style:font-style-complex="normal"/>
    </style:style>
    <style:style style:name="T118" style:parent-style-name="Emphasis" style:family="text">
      <style:text-properties fo:font-style="normal" style:font-style-asian="normal" style:font-style-complex="normal"/>
    </style:style>
    <style:style style:name="T119" style:parent-style-name="Emphasis" style:family="text">
      <style:text-properties fo:font-style="normal" style:font-style-asian="normal" style:font-style-complex="normal"/>
    </style:style>
    <style:style style:name="T120" style:parent-style-name="Emphasis" style:family="text">
      <style:text-properties fo:font-style="normal" style:font-style-asian="normal" style:font-style-complex="normal"/>
    </style:style>
    <style:style style:name="T121" style:parent-style-name="Emphasis" style:family="text">
      <style:text-properties fo:font-style="normal" style:font-style-asian="normal" style:font-style-complex="normal"/>
    </style:style>
    <style:style style:name="T122" style:parent-style-name="Emphasis" style:family="text">
      <style:text-properties fo:font-style="normal" style:font-style-asian="normal" style:font-style-complex="normal"/>
    </style:style>
    <style:style style:name="T123" style:parent-style-name="Emphasis" style:family="text">
      <style:text-properties fo:font-style="normal" style:font-style-asian="normal" style:font-style-complex="normal"/>
    </style:style>
    <style:style style:name="T124" style:parent-style-name="Emphasis" style:family="text">
      <style:text-properties fo:font-weight="bold" style:font-weight-asian="bold" style:font-weight-complex="bold" fo:font-style="normal" style:font-style-asian="normal" style:font-style-complex="normal"/>
    </style:style>
    <style:style style:name="T125" style:parent-style-name="Emphasis" style:family="text">
      <style:text-properties fo:font-style="normal" style:font-style-asian="normal" style:font-style-complex="normal"/>
    </style:style>
    <style:style style:name="T126" style:parent-style-name="Emphasis" style:family="text">
      <style:text-properties fo:font-style="normal" style:font-style-asian="normal" style:font-style-complex="normal"/>
    </style:style>
    <style:style style:name="T127" style:parent-style-name="Emphasis" style:family="text">
      <style:text-properties fo:font-style="normal" style:font-style-asian="normal" style:font-style-complex="normal"/>
    </style:style>
    <style:style style:name="T128" style:parent-style-name="Emphasis" style:family="text">
      <style:text-properties fo:font-style="normal" style:font-style-asian="normal" style:font-style-complex="normal"/>
    </style:style>
    <style:style style:name="T129" style:parent-style-name="Emphasis" style:family="text">
      <style:text-properties fo:font-style="normal" style:font-style-asian="normal" style:font-style-complex="normal"/>
    </style:style>
    <style:style style:name="T130" style:parent-style-name="Emphasis" style:family="text">
      <style:text-properties fo:font-style="normal" style:font-style-asian="normal" style:font-style-complex="normal"/>
    </style:style>
    <style:style style:name="T131" style:parent-style-name="Emphasis" style:family="text">
      <style:text-properties fo:font-style="normal" style:font-style-asian="normal" style:font-style-complex="normal"/>
    </style:style>
    <style:style style:name="T132" style:parent-style-name="Emphasis" style:family="text">
      <style:text-properties fo:font-style="normal" style:font-style-asian="normal" style:font-style-complex="normal"/>
    </style:style>
    <style:style style:name="T133" style:parent-style-name="Emphasis" style:family="text">
      <style:text-properties fo:font-style="normal" style:font-style-asian="normal" style:font-style-complex="normal"/>
    </style:style>
    <style:style style:name="T134" style:parent-style-name="Emphasis" style:family="text">
      <style:text-properties fo:font-style="normal" style:font-style-asian="normal" style:font-style-complex="normal"/>
    </style:style>
    <style:style style:name="T135" style:parent-style-name="Emphasis" style:family="text">
      <style:text-properties fo:font-weight="bold" style:font-weight-asian="bold" style:font-weight-complex="bold" fo:font-style="normal" style:font-style-asian="normal" style:font-style-complex="normal"/>
    </style:style>
    <style:style style:name="T136" style:parent-style-name="Emphasis" style:family="text">
      <style:text-properties fo:font-style="normal" style:font-style-asian="normal" style:font-style-complex="normal"/>
    </style:style>
    <style:style style:name="T137" style:parent-style-name="Emphasis" style:family="text">
      <style:text-properties fo:font-weight="bold" style:font-weight-asian="bold" style:font-weight-complex="bold" fo:font-style="normal" style:font-style-asian="normal" style:font-style-complex="normal"/>
    </style:style>
    <style:style style:name="T138" style:parent-style-name="Emphasis" style:family="text">
      <style:text-properties fo:font-style="normal" style:font-style-asian="normal" style:font-style-complex="normal"/>
    </style:style>
    <style:style style:name="T139" style:parent-style-name="Emphasis" style:family="text">
      <style:text-properties fo:font-style="normal" style:font-style-asian="normal" style:font-style-complex="normal"/>
    </style:style>
    <style:style style:name="T140" style:parent-style-name="Emphasis" style:family="text">
      <style:text-properties fo:font-style="normal" style:font-style-asian="normal" style:font-style-complex="normal"/>
    </style:style>
    <style:style style:name="T141" style:parent-style-name="Emphasis" style:family="text">
      <style:text-properties fo:font-style="normal" style:font-style-asian="normal" style:font-style-complex="normal"/>
    </style:style>
    <style:style style:name="T142" style:parent-style-name="Emphasis" style:family="text">
      <style:text-properties fo:font-weight="bold" style:font-weight-asian="bold" style:font-weight-complex="bold" fo:font-style="normal" style:font-style-asian="normal" style:font-style-complex="normal"/>
    </style:style>
    <style:style style:name="T143" style:parent-style-name="Emphasis" style:family="text">
      <style:text-properties fo:font-style="normal" style:font-style-asian="normal" style:font-style-complex="normal"/>
    </style:style>
    <style:style style:name="T144" style:parent-style-name="Emphasis" style:family="text">
      <style:text-properties fo:font-weight="bold" style:font-weight-asian="bold" style:font-weight-complex="bold" fo:font-style="normal" style:font-style-asian="normal" style:font-style-complex="normal"/>
    </style:style>
    <style:style style:name="T145" style:parent-style-name="Emphasis" style:family="text">
      <style:text-properties fo:font-style="normal" style:font-style-asian="normal" style:font-style-complex="normal"/>
    </style:style>
    <style:style style:name="T146" style:parent-style-name="Emphasis" style:family="text">
      <style:text-properties fo:font-style="normal" style:font-style-asian="normal" style:font-style-complex="normal"/>
    </style:style>
    <style:style style:name="T147" style:parent-style-name="Emphasis" style:family="text">
      <style:text-properties fo:font-style="normal" style:font-style-asian="normal" style:font-style-complex="normal"/>
    </style:style>
    <style:style style:name="T148" style:parent-style-name="Emphasis" style:family="text">
      <style:text-properties fo:font-style="normal" style:font-style-asian="normal" style:font-style-complex="normal"/>
    </style:style>
    <style:style style:name="T149" style:parent-style-name="Emphasis" style:family="text">
      <style:text-properties fo:font-style="normal" style:font-style-asian="normal" style:font-style-complex="normal"/>
    </style:style>
    <style:style style:name="T150" style:parent-style-name="Emphasis" style:family="text">
      <style:text-properties fo:font-style="normal" style:font-style-asian="normal" style:font-style-complex="normal"/>
    </style:style>
    <style:style style:name="T151" style:parent-style-name="Emphasis" style:family="text">
      <style:text-properties fo:font-weight="bold" style:font-weight-asian="bold" style:font-weight-complex="bold" fo:font-style="normal" style:font-style-asian="normal" style:font-style-complex="normal"/>
    </style:style>
    <style:style style:name="T152" style:parent-style-name="Emphasis" style:family="text">
      <style:text-properties fo:font-style="normal" style:font-style-asian="normal" style:font-style-complex="normal"/>
    </style:style>
    <style:style style:name="T153" style:parent-style-name="Emphasis" style:family="text">
      <style:text-properties fo:font-weight="bold" style:font-weight-asian="bold" style:font-weight-complex="bold" fo:font-style="normal" style:font-style-asian="normal" style:font-style-complex="normal"/>
    </style:style>
    <style:style style:name="T154" style:parent-style-name="Emphasis" style:family="text">
      <style:text-properties fo:font-style="normal" style:font-style-asian="normal" style:font-style-complex="normal"/>
    </style:style>
    <style:style style:name="T155" style:parent-style-name="Emphasis" style:family="text">
      <style:text-properties fo:font-weight="bold" style:font-weight-asian="bold" style:font-weight-complex="bold" fo:font-style="normal" style:font-style-asian="normal" style:font-style-complex="normal"/>
    </style:style>
    <style:style style:name="T156" style:parent-style-name="Emphasis" style:family="text">
      <style:text-properties fo:font-style="normal" style:font-style-asian="normal" style:font-style-complex="normal"/>
    </style:style>
    <style:style style:name="T157" style:parent-style-name="Emphasis" style:family="text">
      <style:text-properties fo:font-style="normal" style:font-style-asian="normal" style:font-style-complex="normal"/>
    </style:style>
    <style:style style:name="T158" style:parent-style-name="Emphasis" style:family="text">
      <style:text-properties fo:font-weight="bold" style:font-weight-asian="bold" style:font-weight-complex="bold" fo:font-style="normal" style:font-style-asian="normal" style:font-style-complex="normal"/>
    </style:style>
    <style:style style:name="T159" style:parent-style-name="Emphasis" style:family="text">
      <style:text-properties fo:font-style="normal" style:font-style-asian="normal" style:font-style-complex="normal"/>
    </style:style>
    <style:style style:name="T160" style:parent-style-name="Emphasis" style:family="text">
      <style:text-properties fo:font-weight="bold" style:font-weight-asian="bold" style:font-weight-complex="bold" fo:font-style="normal" style:font-style-asian="normal" style:font-style-complex="normal"/>
    </style:style>
    <style:style style:name="T161" style:parent-style-name="Emphasis" style:family="text">
      <style:text-properties fo:font-style="normal" style:font-style-asian="normal" style:font-style-complex="normal"/>
    </style:style>
    <style:style style:name="T162" style:parent-style-name="Emphasis" style:family="text">
      <style:text-properties fo:font-style="normal" style:font-style-asian="normal" style:font-style-complex="normal"/>
    </style:style>
    <style:style style:name="T163" style:parent-style-name="Emphasis" style:family="text">
      <style:text-properties fo:font-weight="bold" style:font-weight-asian="bold" style:font-weight-complex="bold" fo:font-style="normal" style:font-style-asian="normal" style:font-style-complex="normal"/>
    </style:style>
    <style:style style:name="T164" style:parent-style-name="Emphasis" style:family="text">
      <style:text-properties fo:font-style="normal" style:font-style-asian="normal" style:font-style-complex="normal"/>
    </style:style>
    <style:style style:name="P165" style:parent-style-name="Quotations" style:family="paragraph">
      <style:paragraph-properties fo:margin-left="0in" fo:margin-right="0.7875in">
        <style:tab-stops/>
      </style:paragraph-properties>
    </style:style>
    <style:style style:name="T166" style:parent-style-name="Emphasis" style:family="text">
      <style:text-properties fo:font-weight="bold" style:font-weight-asian="bold" style:font-weight-complex="bold" fo:font-style="normal" style:font-style-asian="normal" style:font-style-complex="normal"/>
    </style:style>
    <style:style style:name="T167" style:parent-style-name="Emphasis" style:family="text">
      <style:text-properties fo:font-style="normal" style:font-style-asian="normal" style:font-style-complex="normal"/>
    </style:style>
    <style:style style:name="T168" style:parent-style-name="Emphasis" style:family="text">
      <style:text-properties fo:font-weight="bold" style:font-weight-asian="bold" style:font-weight-complex="bold" fo:font-style="normal" style:font-style-asian="normal" style:font-style-complex="normal"/>
    </style:style>
    <style:style style:name="T169" style:parent-style-name="Emphasis" style:family="text">
      <style:text-properties fo:font-style="normal" style:font-style-asian="normal" style:font-style-complex="normal"/>
    </style:style>
    <style:style style:name="P170" style:parent-style-name="Textbody" style:family="paragraph">
      <style:paragraph-properties fo:margin-right="0.7875in"/>
    </style:style>
    <style:style style:name="T171" style:parent-style-name="Emphasis" style:family="text">
      <style:text-properties fo:font-weight="bold" style:font-weight-asian="bold" style:font-weight-complex="bold" fo:font-style="normal" style:font-style-asian="normal" style:font-style-complex="normal"/>
    </style:style>
    <style:style style:name="T172" style:parent-style-name="Emphasis" style:family="text">
      <style:text-properties fo:font-style="normal" style:font-style-asian="normal" style:font-style-complex="normal"/>
    </style:style>
    <style:style style:name="P173" style:parent-style-name="Textbody" style:family="paragraph">
      <style:paragraph-properties fo:margin-right="0.7875in"/>
    </style:style>
    <style:style style:name="T174" style:parent-style-name="Emphasis" style:family="text">
      <style:text-properties fo:font-weight="bold" style:font-weight-asian="bold" style:font-weight-complex="bold" fo:font-style="normal" style:font-style-asian="normal" style:font-style-complex="normal"/>
    </style:style>
    <style:style style:name="T175" style:parent-style-name="Emphasis" style:family="text">
      <style:text-properties fo:font-style="normal" style:font-style-asian="normal" style:font-style-complex="normal"/>
    </style:style>
    <style:style style:name="T176" style:parent-style-name="Emphasis" style:family="text">
      <style:text-properties fo:font-style="normal" style:font-style-asian="normal" style:font-style-complex="normal"/>
    </style:style>
  </office:automatic-styles>
  <office:body>
    <office:text text:use-soft-page-breaks="true">
      <text:p text:style-name="P1">Definitions &amp;Codewords</text:p>
      <text:p text:style-name="P2"/>
      <text:p text:style-name="Standard"><text:a xlink:href="https://muckrock.s3.amazonaws.com/foia_files/7-17-13_MR6022RES.pdf" office:target-frame-name="_top" xlink:show="replace"><text:span text:style-name="T3">ANCHORY</text:span></text:a><text:s/>- NSA software system which provides web access to textual intelligence documents</text:p>
      <text:p text:style-name="Standard"><text:tab/>- the textual intelligence documents are more likely to be data provided by paid informats</text:p>
      <text:p text:style-name="P4"/>
      <text:p text:style-name="Standard"><text:span text:style-name="T5">COURIERSKILL -<text:s/></text:span>Filtering or selection tool<text:s/><text:a xlink:href="http://archive.today/mceOE" office:target-frame-name="_top" xlink:show="replace"><text:span text:style-name="T6">*</text:span></text:a></text:p>
      <text:p text:style-name="P7"/>
      <text:p text:style-name="Standard"><text:span text:style-name="T8">DEMONSPIT -<text:s/></text:span>Dataflow for bulk telephony metadata acquired from major Pakistani telecom<text:s/><text:tab/>providers<text:s/><text:a xlink:href="https://firstlook.org/theintercept/document/2015/05/08/skynet-applying-advanced-cloud-based-behavior-analytics/" office:target-frame-name="_top" xlink:show="replace"><text:span text:style-name="T9">*</text:span></text:a></text:p>
      <text:p text:style-name="Standard"/>
      <text:p text:style-name="Standard"><text:span text:style-name="T10">FASTSCOPE -<text:s/></text:span>NSA<text:s/>database</text:p>
      <text:p text:style-name="P11"/>
      <text:p text:style-name="Standard"><text:span text:style-name="T12">DNR -<text:s/></text:span><text:s/>dialled number activity</text:p>
      <text:p text:style-name="P13"/>
      <text:p text:style-name="Standard"><text:span text:style-name="T14">PK</text:span><text:s/>- pakistan</text:p>
      <text:p text:style-name="P15"/>
      <text:p text:style-name="Standard"><text:span text:style-name="T16">TUSKATTIRE -<text:s/></text:span>Ingest system for cleaning/processing/normalizing DNR (telephony) data</text:p>
      <text:p text:style-name="Standard"/>
      <text:p text:style-name="Standard"><text:a xlink:href="https://en.wikipedia.org/wiki/FASCIA_%28database%29" office:target-frame-name="_top" xlink:show="replace"><text:span text:style-name="T17">FASCIA</text:span></text:a><text:s/>- DNR metadata ingest processor/database</text:p>
      <text:p text:style-name="Textbody"><text:tab/>The<text:s/><text:span text:style-name="T18">FASCIA</text:span><text:s/>database stores various types of information, including<text:s/><text:a xlink:href="https://en.wikipedia.org/wiki/Location_area_identity" office:target-frame-name="_top" xlink:show="replace">Location Area Codes</text:a><text:s/><text:tab/>(LACs),<text:s/><text:a xlink:href="https://en.wikipedia.org/wiki/Cell_ID" office:target-frame-name="_top" xlink:show="replace">Cell Tower IDs</text:a><text:s/>(CeLLIDs),<text:s/><text:a xlink:href="https://en.wikipedia.org/wiki/Visitor_Location_Register" office:target-frame-name="_top" xlink:show="replace">Visitor Location Registers</text:a><text:s/>(VLRs),<text:s/><text:a xlink:href="https://en.wikipedia.org/wiki/International_Mobile_Station_Equipment_Identity" office:target-frame-name="_top" xlink:show="replace">International<text:s/><text:tab/>Mobile Station Equipment Identity</text:a><text:s/>(IMEIs) and<text:s/><text:a xlink:href="https://en.wikipedia.org/wiki/MSISDN" office:target-frame-name="_top" xlink:show="replace">MSISDNs</text:a><text:s/>(Mobile Subscriber Integrated<text:s/><text:tab/>Services Digital Network-Numbers).<text:bookmark-start text:name="cite_ref-hindu_1-1"/><text:bookmark-end text:name="cite_ref-hindu_1-1"/><text:a xlink:href="https://en.wikipedia.org/wiki/FASCIA_%28database%29#cite_note-hindu-1" office:target-frame-name="_top" xlink:show="replace">[1]</text:a><text:bookmark-start text:name="cite_ref-apps.washingtonpost-nsa-fascia_"/><text:bookmark-end text:name="cite_ref-apps.washingtonpost-nsa-fascia_"/><text:a xlink:href="https://en.wikipedia.org/wiki/FASCIA_%28database%29#cite_note-apps.washingtonpost-nsa-fascia-2" office:target-frame-name="_top" xlink:show="replace">[2]</text:a></text:p>
      <text:p text:style-name="Standard"><text:span text:style-name="T19">GM-PLACE</text:span><text:s/>- Database for the BOUNDLESSINFORMANT tool<text:s/><text:a xlink:href="http://www.theguardian.com/world/interactive/2013/jun/08/boundless-informant-nsa-full-text" office:target-frame-name="_top" xlink:show="replace">*</text:a></text:p>
      <text:p text:style-name="Standard"/>
      <text:p text:style-name="Standard"><text:span text:style-name="T20">BULLDOZER</text:span><text:s/>- PCI bus hardware implant on intercepted shipping</text:p>
      <text:p text:style-name="Standard"/>
      <text:p text:style-name="Standard"><text:span text:style-name="T21">GM-Halo/DPS</text:span><text:s/>- Data cloud<text:s/><text:a xlink:href="https://firstlook.org/theintercept/document/2015/05/08/skynet-applying-advanced-cloud-based-behavior-analytics/" office:target-frame-name="_top" xlink:show="replace">*</text:a></text:p>
      <text:p text:style-name="Standard"/>
      <text:p text:style-name="Standard"><text:span text:style-name="T22">CLOUD</text:span><text:s/>- NSA database</text:p>
      <text:p text:style-name="Standard"><text:line-break/><text:span text:style-name="T23">CLOUD</text:span><text:s/>- DSP program implementing graph algorithms in a cloud computing environment<text:s/><text:a xlink:href="http://www.spiegel.de/media/media-35550.pdf" office:target-frame-name="_top" xlink:show="replace">*</text:a></text:p>
      <text:p text:style-name="Standard"/>
      <text:p text:style-name="Standard"><text:span text:style-name="T24">CO-TRAVELER</text:span><text:s/>- Set of tools for finding unknown associates of intelligence targets by tracking<text:s/><text:tab/>movements based upon cell phone locations</text:p>
      <text:p text:style-name="Standard"/>
      <text:p text:style-name="Standard"><text:span text:style-name="T25">SMARTTRACKER</text:span><text:s/>- Analytic tool for detecting geolocational patterns in cell phone usage<text:s/><text:a xlink:href="https://firstlook.org/theintercept/document/2015/05/08/skynet-applying-advanced-cloud-based-behavior-analytics/" office:target-frame-name="_top" xlink:show="replace">*</text:a></text:p>
      <text:p text:style-name="Standard"/>
      <text:p text:style-name="Standard"><text:span text:style-name="T26">Selectors</text:span><text:s/>- “An NSA analyst types<text:s/>one or more search terms, or “selectors.” Selectors may refer to<text:s/><text:tab/>people (by name, e-mail address, phone number or some other digital signature),<text:s/><text:tab/>organizations or subjects such as the sale of specialized parts for uranium enrichment.”</text:p>
      <text:p text:style-name="Standard"/>
      <text:p text:style-name="Standard"><text:span text:style-name="T27">RT-RG</text:span><text:s/>-<text:s/><text:a xlink:href="https://en.wikipedia.org/wiki/Real_Time_Regional_Gateway" office:target-frame-name="_top" xlink:show="replace">Real Time-Regional Gateway</text:a><text:s/>(data processing and analysis tool)</text:p>
      <text:p text:style-name="Standard"/>
      <text:p text:style-name="Standard"/>
      <text:p text:style-name="Standard"><text:span text:style-name="T28">JEMA</text:span><text:s/>- Joint Enterprise Modeling and Analytics<text:s/><text:a xlink:href="http://usgif.org/events/GEOINTCommWeek/tech-days" office:target-frame-name="_top" xlink:show="replace">*</text:a><text:s/>its a<text:s/><text:span text:style-name="T29">framework. JEMA enables drag-and-drop<text:s/></text:span><text:span text:style-name="T30"><text:tab/>authoring of analytic workflows, automates processing tasks, and allows analysts to create<text:s/></text:span><text:span text:style-name="T31"><text:tab/>more complex analytic scenarios.</text:span></text:p>
      <text:p text:style-name="Standard"/>
      <text:p text:style-name="Standard"><text:span text:style-name="T32">AOI</text:span><text:span text:style-name="T33"><text:s/>- Area of Interest</text:span></text:p>
      <text:p text:style-name="Standard"/>
      <text:soft-page-break/>
      <text:p text:style-name="Standard"><text:span text:style-name="T34">Anlytical Triage</text:span><text:span text:style-name="T35"><text:s/>= you seperate intelligence sources and per</text:span><text:span text:style-name="T36">form analysis on these sources</text:span></text:p>
      <text:p text:style-name="Standard"/>
      <text:p text:style-name="Standard"><text:span text:style-name="T37">ROLLERCOASTER</text:span><text:span text:style-name="T38"><text:s/>- Tool or system that provides access to phone metadata, analyst</text:span></text:p>
      <text:p text:style-name="Standard"/>
      <text:p text:style-name="Standard"><text:span text:style-name="T39">CDR</text:span><text:span text:style-name="T40"><text:s/>- Common Data Receptor</text:span></text:p>
      <text:p text:style-name="Standard"><text:span text:style-name="T41"><text:line-break/></text:span><text:span text:style-name="T42">CDR<text:s/></text:span><text:span text:style-name="T43">- Call Detail Record</text:span></text:p>
      <text:p text:style-name="Standard"/>
      <text:p text:style-name="Standard"><text:span text:style-name="T44">ASSOCIATION</text:span><text:span text:style-name="T45"><text:s/>- NSA database for cell phone metadata, derived from FASCIA</text:span></text:p>
      <text:p text:style-name="Standard"/>
      <text:p text:style-name="Standard"><text:span text:style-name="T46">BANYAN</text:span><text:span text:style-name="T47"><text:s/>- NSA tactical geospatial correlation database?</text:span></text:p>
      <text:p text:style-name="Standard"/>
      <text:p text:style-name="Standard"><text:span text:style-name="T48">Event (SIGNIT)</text:span><text:span text:style-name="T49"><text:s/>-<text:s/></text:span><text:span text:style-name="T50">“</text:span><text:span text:style-name="T51">An Event within a SIGINT context refers to a phenomenon, something<text:s/></text:span><text:span text:style-name="T52"><text:tab/>observable at a given time. Typically, an event resu</text:span><text:span text:style-name="T53">lts from a direct observation of an<text:s/></text:span><text:span text:style-name="T54"><text:tab/>electronic communication of some form but it could also result from other sources.</text:span></text:p>
      <text:p text:style-name="Standard"><text:span text:style-name="T55"><text:tab/>Events contain only metadata and do not contain message content.”</text:span></text:p>
      <text:p text:style-name="Standard"/>
      <text:p text:style-name="Standard"><text:span text:style-name="T56">Content (SIGNIT)<text:s/></text:span><text:span text:style-name="T57">– what the “event” is transmitting; “For example th</text:span><text:span text:style-name="T58">e subject of an e-mail is<text:s/></text:span><text:span text:style-name="T59"><text:tab/>generally transmitted in the header portion of the message that contains the Events<text:s/></text:span><text:span text:style-name="T60"><text:tab/>metadata. However the subject can be considered Content because it reveals information<text:s/></text:span><text:span text:style-name="T61"><text:tab/>about the purpose of the message (as is the current inte</text:span><text:span text:style-name="T62">rpretation).”</text:span></text:p>
      <text:p text:style-name="Standard"/>
      <text:p text:style-name="Standard"><text:span text:style-name="T63">Seed</text:span><text:span text:style-name="T64"><text:s/>- the first person they look at, they look at who is connected to this person</text:span></text:p>
      <text:p text:style-name="Standard"/>
      <text:p text:style-name="Standard"><text:span text:style-name="T65">Highest Scoring Selector</text:span><text:span text:style-name="T66"><text:s/>- Skynet gives everyone in pakistan with a cellphone a score, a high<text:s/></text:span><text:span text:style-name="T67"><text:tab/>scoring selector will chosen to be killed.</text:span></text:p>
      <text:p text:style-name="Standard"/>
      <text:p text:style-name="Standard"><text:span text:style-name="T68">AP</text:span><text:span text:style-name="T69"><text:s/>- Arabian Peni</text:span><text:span text:style-name="T70">nsula</text:span></text:p>
      <text:p text:style-name="Standard"/>
      <text:p text:style-name="Standard"><text:span text:style-name="T71">Phrases<text:s/></text:span><text:span text:style-name="T72">- movement in given timeframe</text:span></text:p>
      <text:p text:style-name="Standard"/>
      <text:p text:style-name="Standard"><text:span text:style-name="T73">AQSL</text:span><text:span text:style-name="T74"><text:s/>- Al-Qaeda's Senior Leadership</text:span></text:p>
      <text:p text:style-name="Standard"/>
      <text:p text:style-name="Standard"><text:span text:style-name="T75">Behavioral Analytics -</text:span><text:span text:style-name="T76"><text:s/>observing when you switched off your phone and where, who you travelled<text:s/></text:span><text:span text:style-name="T77"><text:tab/>with etc.</text:span></text:p>
      <text:p text:style-name="Standard"/>
      <text:p text:style-name="Standard"><text:span text:style-name="T78">MSI</text:span><text:span text:style-name="T79"><text:s/>- International Mobile Subscriber Identity</text:span></text:p>
      <text:p text:style-name="Standard"/>
      <text:p text:style-name="Standard"><text:span text:style-name="T80">SIM</text:span><text:span text:style-name="T81"><text:s/>- Subscriber Identity Module</text:span></text:p>
      <text:p text:style-name="Standard"/>
      <text:p text:style-name="Standard"><text:span text:style-name="T82">GSM</text:span><text:span text:style-name="T83"><text:s/>- (2nd generation) 2G <text:s/></text:span><text:a xlink:href="https://en.wikipedia.org/wiki/GSM" office:target-frame-name="_top" xlink:show="replace"><text:span text:style-name="Emphasis">Global System for Mobile communications</text:span></text:a></text:p>
      <text:p text:style-name="Standard"/>
      <text:p text:style-name="Standard"><text:span text:style-name="T84">IMSI</text:span><text:span text:style-name="T85"><text:s/>= International Mobile Subscriber Identity. This is a unique identifier that defines a<text:s/></text:span><text:span text:style-name="T86"><text:tab/>subscriber in the wireless world, including the country and mobile network to which the<text:s/></text:span><text:span text:style-name="T87"><text:tab/>subscriber belongs. It has the format MCC-MNC-MSIN.<text:s/></text:span><text:span text:style-name="T88">MCC<text:s/></text:span><text:span text:style-name="T89">= Mobile Country Code<text:s/></text:span><text:span text:style-name="T90">(e.g.<text:s/></text:span><text:span text:style-name="T91"><text:tab/>310 for USA);<text:s/></text:span><text:span text:style-name="T92">MNC</text:span><text:span text:style-name="T93"><text:s/>= Mobile Network Code (e.g. 410 for AT&amp;T),<text:s/></text:span><text:span text:style-name="T94">MSIN</text:span><text:span text:style-name="T95"><text:s/>= sequential<text:s/></text:span><text:span text:style-name="T96"><text:tab/>serial number. All signaling and messaging in GSM and UMTS networks uses the IMSI as<text:s/></text:span><text:span text:style-name="T97"><text:tab/>the primary identifier of a subscriber.</text:span><text:span text:style-name="T98"><text:line-break/></text:span><text:span text:style-name="T99"><text:tab/>The IMSI is one of the pieces of informati</text:span><text:span text:style-name="T100">on stored on a SIM card.</text:span></text:p>
      <text:p text:style-name="Standard"/>
      <text:soft-page-break/>
      <text:p text:style-name="Standard"><text:span text:style-name="T101">ICCID -</text:span><text:span text:style-name="T102"><text:s/>Integrated Circuit Card ID. This is the identifier of the actual SIM card itself - i.e. an<text:s/></text:span><text:span text:style-name="T103"><text:tab/>identifier for the SIM chip. It is possible to change the information contained on a SIM<text:s/></text:span><text:span text:style-name="T104"><text:tab/>(including the IMSI), but the identify o</text:span><text:span text:style-name="T105">f the SIM itself remains the same.</text:span></text:p>
      <text:p text:style-name="Standard"/>
      <text:p text:style-name="Standard"><text:span text:style-name="T106">IMEI</text:span><text:span text:style-name="T107"><text:s/>-<text:s/></text:span><text:span text:style-name="T108">I</text:span><text:span text:style-name="T109">nternational<text:s/></text:span><text:span text:style-name="T110">M</text:span><text:span text:style-name="T111">obile<text:s/></text:span><text:span text:style-name="T112">E</text:span><text:span text:style-name="T113">quipment<text:s/></text:span><text:span text:style-name="T114">I</text:span><text:span text:style-name="T115">dentity and is a unique number given to every<text:s/></text:span><text:span text:style-name="T116"><text:tab/>single<text:s/></text:span><text:span text:style-name="T117"><text:tab/>mobile phone, typically found behind the battery.</text:span><text:span text:style-name="T118"><text:line-break/></text:span><text:span text:style-name="T119"><text:tab/>IMEI numbers of cellular phones connected to a<text:s/></text:span><text:a xlink:href="http://www.webopedia.com/TERM/G/GSM.htm" office:target-frame-name="_top" xlink:show="replace"><text:span text:style-name="Emphasis">GSM</text:span></text:a><text:span text:style-name="T120"><text:s/>network are stored in a database<text:s/></text:span><text:span text:style-name="T121"><text:tab/>(EIR - Equipment Identity Register) containing all valid mobile phone equipment.</text:span><text:span text:style-name="T122"><text:line-break/></text:span><text:span text:style-name="T123"><text:tab/>When a phone is reported stolen or is not type approved, the number is marked invalid.</text:span></text:p>
      <text:p text:style-name="Standard"/>
      <text:p text:style-name="Standard"><text:span text:style-name="T124">MSISDN</text:span><text:span text:style-name="T125"><text:s/>- Mobile Sta</text:span><text:span text:style-name="T126">tion ISDN number. This is the full phone number of a subscriber, including<text:s/></text:span><text:span text:style-name="T127"><text:tab/>the national country code (e.g. 1 for US, 44 for UK, etc.). The purpose of the MSISDN is<text:s/></text:span><text:span text:style-name="T128"><text:tab/>simply to allow a device to be called. A subscriber can have multiple MSISDNs (e.g. one<text:s/></text:span><text:span text:style-name="T129"><text:tab/>p</text:span><text:span text:style-name="T130">hone number for business, one for personal calls, one for fax, etc.), but generally only one<text:s/></text:span><text:span text:style-name="T131"><text:tab/>IMSI. The MSISDN does not need to be stored on the SIM card. In cases where it is stored<text:s/></text:span><text:span text:style-name="T132"><text:tab/>on the SIM, the main reason is so that the user can use check to see wha</text:span><text:span text:style-name="T133">t their own MSISDN<text:s/></text:span><text:span text:style-name="T134"><text:tab/>is (in case they forget). The MSISDN is never signaled to of from the device.</text:span></text:p>
      <text:p text:style-name="Standard"/>
      <text:p text:style-name="Standard"><text:span text:style-name="T135">Gen Pop</text:span><text:span text:style-name="T136"><text:s/>- general population</text:span></text:p>
      <text:p text:style-name="Standard"/>
      <text:p text:style-name="Standard"><text:span text:style-name="T137">AQSL <text:s/>Local comms and Remote comms</text:span><text:span text:style-name="T138"><text:s/>- local and remote communications using 2g network,</text:span></text:p>
      <text:p text:style-name="Standard"><text:span text:style-name="T139"><text:tab/>local = within pakistan</text:span></text:p>
      <text:p text:style-name="Standard"><text:span text:style-name="T140"><text:tab/>remote = outs</text:span><text:span text:style-name="T141">ide pakistan</text:span></text:p>
      <text:p text:style-name="Standard"/>
      <text:p text:style-name="Standard"><text:span text:style-name="T142">Centroid</text:span><text:span text:style-name="T143"><text:s/></text:span><text:span text:style-name="T144">(average = LIKE LINE OF BEST FIT BUT MORE MIDDLE) -</text:span><text:span text:style-name="T145"><text:s/>In data analysis, we<text:s/></text:span><text:span text:style-name="T146"><text:tab/>don't have masses and motion, but we can think of the centroid as a representative "average"<text:s/></text:span><text:span text:style-name="T147"><text:tab/>point that represents the entire set of points. It may not be one</text:span><text:span text:style-name="T148"><text:s/>of the data points, but it is<text:s/></text:span><text:span text:style-name="T149"><text:tab/>somewhere in the" middle" of them. It is a "center" about which the data points are<text:s/></text:span><text:span text:style-name="T150"><text:tab/>scattered.</text:span></text:p>
      <text:p text:style-name="Standard"/>
      <text:p text:style-name="Textbody"><text:span text:style-name="T151">FVEY</text:span><text:span text:style-name="T152"><text:s/>- Five Eyes (USA, Great Britain, Canada, Australia, New Zealand)</text:span></text:p>
      <text:p text:style-name="Textbody"><text:span text:style-name="T153">Tasking</text:span><text:span text:style-name="T154"><text:s/>- the search request for a selector (can be sent to multiple source aka databases)</text:span></text:p>
      <text:p text:style-name="Textbody"><text:span text:style-name="T155">MapReduce -</text:span><text:span text:style-name="T156"><text:s text:c="2"/>remember the programming slides? Map and reduce functions on datasets (refer to<text:s/></text:span><text:span text:style-name="T157"><text:tab/>image)</text:span></text:p>
      <text:p text:style-name="Textbody"><text:span text:style-name="T158">TIDE</text:span><text:span text:style-name="T159"><text:s/>- Software managing the KLIEGLIGHT database</text:span></text:p>
      <text:p text:style-name="Textbody"><text:span text:style-name="T160">KLIEGLIGHT (KL)</text:span><text:span text:style-name="T161"><text:s/>- Tact</text:span><text:span text:style-name="T162">ical SIGINT reports</text:span></text:p>
      <text:p text:style-name="Textbody"><text:span text:style-name="T163">S2I</text:span><text:span text:style-name="T164">: Counter-Terrorism (CT) Product Line (part of anlysis and production)</text:span></text:p>
      <text:p text:style-name="P165"><text:span text:style-name="T166">S2I11</text:span><text:span text:style-name="T167">: Al-Qa'ida Leadership and Target Pursuit Branch</text:span></text:p>
      <text:p text:style-name="Textbody"><text:span text:style-name="T168">Regression</text:span><text:span text:style-name="T169"><text:s/>- the output variable takes continuous values (e.g height, speed)</text:span></text:p>
      <text:p text:style-name="P170"><text:span text:style-name="T171">Classification</text:span><text:span text:style-name="T172"><text:s/>- the output variable takes class labels (e.g Blood Group, gender)</text:span></text:p>
      <text:p text:style-name="P173"><text:span text:style-name="T174">Metadata</text:span><text:span text:style-name="T175"><text:s/>- the information collected by the NSA about phone calls and other<text:s/></text:span><text:span text:style-name="T176"><text:tab/>communications that does not include conten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ooter"><text:tab/><text:tab/><text:page-number text:fixed="false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Hussein Farkhani</dc:creator>
    <meta:creation-date>2016-11-24T17:42:00Z</meta:creation-date>
    <dc:date>2016-11-30T15:05:00Z</dc:date>
    <meta:print-date>2016-11-30T15:05:00Z</meta:print-date>
    <meta:template xlink:href="Normal" xlink:type="simple"/>
    <meta:editing-cycles>25</meta:editing-cycles>
    <meta:editing-duration>PT3540S</meta:editing-duration>
    <meta:document-statistic meta:page-count="3" meta:paragraph-count="16" meta:word-count="1226" meta:character-count="8199" meta:row-count="58" meta:non-whitespace-character-count="6989"/>
  </office:meta>
</office:document-meta>
</file>